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25-01-0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24-01-04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23-01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22-01-1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21-01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20-01-07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9-01-04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8-01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7-01-05 15:56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6-01-07 03:1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5-01-09 17:2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4-01-07 23:0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3-01-09 17:39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2-01-05 15:5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1-01-05 17:25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10-01-05 22:26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09-01-13 16:2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08-01-08 21:5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07-01-09 22:1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06-01-03 10:0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05-01-04 22:06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09100575201</text:p>
          </table:table-cell>
          <table:table-cell office:value-type="string" calcext:value-type="string">
            <text:p>2004-01-04 20:3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